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yhmä HJMK - Aihekuvaus, </text:p>
      <text:p text:style-name="P1">TIES546 Ohjelmistotestaus-kurssin harjoitustyötä varten</text:p>
      <text:p text:style-name="P1">Harri Juutilainen, <text:a xlink:type="simple" xlink:href="mailto:haeejuut@student.jyu.fi">haeejuut@student.jyu.fi</text:a></text:p>
      <text:p text:style-name="P1">Mari Kasanen, remasoka@student.jyu.fi</text:p>
      <text:p text:style-name="P1"/>
      <text:p text:style-name="P1">Aihe: MuseScore- ohjelma</text:p>
      <text:p text:style-name="P1">https://musescore.org/en</text:p>
      <text:p text:style-name="P1"/>
      <text:p text:style-name="P2"><text:tab/>Ohjelman käyttötarkoitus on musiikkinotaation tuottaminen. Ohjelman ominaisuuksiin kuuluu mm. eri instrumenteille omat notaatiojärjestelmät, sekä MIDI- tiedostojen ynnä muiden siirtämistä tämän ohjelman käyttämälle notaatiolle. Ohjelman kohderyhmä on musiikin harrastajat ja sen tuottajat. </text:p>
      <text:p text:style-name="P2"><text:tab/>Keskitymme testauksessa nuottien tuottamiseen, emmekä tiedostomuotojen vaihtoon. </text:p>
      <text:p text:style-name="P2"><text:tab/>Ryhmän testausprojektin päämääränä on saada konkreettisempi käsitys ohjelmistotestauksesta käytännön harjoitteen kautta. Todennäköisesti käytettäviä testaustyyppejä ovat mm. rajapintatestaus, yhteensopivuustestaus ja konfiguraatiotestaus. Testaustaso on todennäköisesti järjestelmätestaus. </text:p>
      <text:p text:style-name="P2"/>
      <text:p text:style-name="P2"><text:tab/>Ryhmän jäsenet asuvat samassa asunnossa, joten aikaa on projektille helppo järjestää. Muina sitoumuksina on Harrilla erityisesti Syventävä peliprojekti (MuseoAR) joka vie aikaa, mutta ei pitäisi olla esteenä tämän kurssin suoritukseen. Marilla aikomuksena on suorittaa syyslukukauden aikana hieman yli kaksikymmentä opintopistettä.</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19:04:57.09</meta:creation-date>
    <meta:generator>OpenOffice/4.0.1$Win32 OpenOffice.org_project/401m5$Build-9714</meta:generator>
    <dc:date>2018-09-27T19:27:29.75</dc:date>
    <meta:editing-duration>PT22M31S</meta:editing-duration>
    <meta:editing-cycles>7</meta:editing-cycles>
    <meta:document-statistic meta:table-count="0" meta:image-count="0" meta:object-count="0" meta:page-count="1" meta:paragraph-count="10" meta:word-count="122" meta:character-count="1203"/>
  </office:meta>
</office:document-meta>
</file>